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Лист1" table:style-name="ta1">
        <table:shapes>
          <draw:frame draw:z-index="0" draw:style-name="gr1" draw:text-style-name="P1" svg:width="15.985cm" svg:height="9.004cm" svg:x="18.014cm" svg:y="0.664cm">
            <draw:object draw:notify-on-update-of-ranges="Лист1.A1:Лист1.A1 Лист1.A2:Лист1.A14 Лист1.B1:Лист1.B1 Лист1.B2:Лист1.B14 Лист1.C1:Лист1.C1 Лист1.C2:Лист1.C14 Лист1.D1:Лист1.D1 Лист1.D2:Лист1.D14 Лист1.E1:Лист1.E1 Лист1.E2:Лист1.E14 Лист1.F1:Лист1.F1 Лист1.F2:Лист1.F14 Лист1.G1:Лист1.G1 Лист1.G2:Лист1.G14 Лист1.H1:Лист1.H1 Лист1.H2:Лист1.H14 Лист1.I1:Лист1.I1 Лист1.I2:Лист1.I14 Лист1.J1:Лист1.J1 Лист1.J2:Лист1.J14 Лист1.K1:Лист1.K1 Лист1.K2:Лист1.K14 Лист1.L1:Лист1.L1 Лист1.L2:Лист1.L14 Лист1.M1:Лист1.M1 Лист1.M2:Лист1.M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10" office:value-type="float" office:value="100" calcext:value-type="float">
            <text:p>100</text:p>
          </table:table-cell>
          <table:table-cell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([.B3]+[.D3]+[.C2]+[.C4])/4" office:value-type="float" office:value="98.7191486305546" calcext:value-type="float">
            <text:p>98,7191486305546</text:p>
          </table:table-cell>
          <table:table-cell table:formula="of:=([.C3]+[.E3]+[.D2]+[.D4])/4" office:value-type="float" office:value="97.4951341054246" calcext:value-type="float">
            <text:p>97,4951341054246</text:p>
          </table:table-cell>
          <table:table-cell table:formula="of:=([.D3]+[.F3]+[.E2]+[.E4])/4" office:value-type="float" office:value="96.3752048741029" calcext:value-type="float">
            <text:p>96,3752048741029</text:p>
          </table:table-cell>
          <table:table-cell table:formula="of:=([.E3]+[.G3]+[.F2]+[.F4])/4" office:value-type="float" office:value="95.3914228892986" calcext:value-type="float">
            <text:p>95,3914228892986</text:p>
          </table:table-cell>
          <table:table-cell table:formula="of:=([.F3]+[.H3]+[.G2]+[.G4])/4" office:value-type="float" office:value="94.559986852073" calcext:value-type="float">
            <text:p>94,559986852073</text:p>
          </table:table-cell>
          <table:table-cell table:formula="of:=([.G3]+[.I3]+[.H2]+[.H4])/4" office:value-type="float" office:value="93.8837126658223" calcext:value-type="float">
            <text:p>93,8837126658223</text:p>
          </table:table-cell>
          <table:table-cell table:formula="of:=([.H3]+[.J3]+[.I2]+[.I4])/4" office:value-type="float" office:value="93.3570280279488" calcext:value-type="float">
            <text:p>93,3570280279488</text:p>
          </table:table-cell>
          <table:table-cell table:formula="of:=([.I3]+[.K3]+[.J2]+[.J4])/4" office:value-type="float" office:value="92.9780653997561" calcext:value-type="float">
            <text:p>92,9780653997561</text:p>
          </table:table-cell>
          <table:table-cell table:formula="of:=([.J3]+[.L3]+[.K2]+[.K4])/4" office:value-type="float" office:value="92.7329703171907" calcext:value-type="float">
            <text:p>92,7329703171907</text:p>
          </table:table-cell>
          <table:table-cell table:formula="of:=([.K3]+[.M3]+[.L2]+[.L4])/4" office:value-type="float" office:value="92.6131742889579" calcext:value-type="float">
            <text:p>92,6131742889579</text:p>
          </table:table-cell>
          <table:table-cell table:formula="of:=[.L3]" office:value-type="float" office:value="92.6131742889579" calcext:value-type="float">
            <text:p>92,6131742889579</text:p>
          </table:table-cell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([.B4]+[.D4]+[.C3]+[.C5])/4" office:value-type="float" office:value="97.3814604167939" calcext:value-type="float">
            <text:p>97,3814604167939</text:p>
          </table:table-cell>
          <table:table-cell table:formula="of:=([.C4]+[.E4]+[.D3]+[.D5])/4" office:value-type="float" office:value="94.8857597263417" calcext:value-type="float">
            <text:p>94,8857597263417</text:p>
          </table:table-cell>
          <table:table-cell table:formula="of:=([.D4]+[.F4]+[.E3]+[.E5])/4" office:value-type="float" office:value="92.6134565553977" calcext:value-type="float">
            <text:p>92,6134565553977</text:p>
          </table:table-cell>
          <table:table-cell table:formula="of:=([.E4]+[.G4]+[.F3]+[.F5])/4" office:value-type="float" office:value="90.6290070935913" calcext:value-type="float">
            <text:p>90,6290070935913</text:p>
          </table:table-cell>
          <table:table-cell table:formula="of:=([.F4]+[.H4]+[.G3]+[.G5])/4" office:value-type="float" office:value="88.9625256315171" calcext:value-type="float">
            <text:p>88,9625256315171</text:p>
          </table:table-cell>
          <table:table-cell table:formula="of:=([.G4]+[.I4]+[.H3]+[.H5])/4" office:value-type="float" office:value="87.6164417315285" calcext:value-type="float">
            <text:p>87,6164417315285</text:p>
          </table:table-cell>
          <table:table-cell table:formula="of:=([.H4]+[.J4]+[.I3]+[.I5])/4" office:value-type="float" office:value="86.5738798192869" calcext:value-type="float">
            <text:p>86,5738798192869</text:p>
          </table:table-cell>
          <table:table-cell table:formula="of:=([.I4]+[.K4]+[.J3]+[.J5])/4" office:value-type="float" office:value="85.8265748891351" calcext:value-type="float">
            <text:p>85,8265748891351</text:p>
          </table:table-cell>
          <table:table-cell table:formula="of:=([.J4]+[.L4]+[.K3]+[.K5])/4" office:value-type="float" office:value="85.344166261451" calcext:value-type="float">
            <text:p>85,344166261451</text:p>
          </table:table-cell>
          <table:table-cell table:formula="of:=([.K4]+[.M4]+[.L3]+[.L5])/4" office:value-type="float" office:value="85.1079049239625" calcext:value-type="float">
            <text:p>85,1079049239625</text:p>
          </table:table-cell>
          <table:table-cell table:formula="of:=[.L4]" office:value-type="float" office:value="85.1079049239625" calcext:value-type="float">
            <text:p>85,1079049239625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([.B5]+[.D5]+[.C4]+[.C6])/4" office:value-type="float" office:value="95.9196920707752" calcext:value-type="float">
            <text:p>95,9196920707752</text:p>
          </table:table-cell>
          <table:table-cell table:formula="of:=([.C5]+[.E5]+[.D4]+[.D6])/4" office:value-type="float" office:value="92.0513923721542" calcext:value-type="float">
            <text:p>92,0513923721542</text:p>
          </table:table-cell>
          <table:table-cell table:formula="of:=([.D5]+[.F5]+[.E4]+[.E6])/4" office:value-type="float" office:value="88.5612824224393" calcext:value-type="float">
            <text:p>88,5612824224393</text:p>
          </table:table-cell>
          <table:table-cell table:formula="of:=([.E5]+[.G5]+[.F4]+[.F6])/4" office:value-type="float" office:value="85.5462964793859" calcext:value-type="float">
            <text:p>85,5462964793859</text:p>
          </table:table-cell>
          <table:table-cell table:formula="of:=([.F5]+[.H5]+[.G4]+[.G6])/4" office:value-type="float" office:value="83.044102480771" calcext:value-type="float">
            <text:p>83,044102480771</text:p>
          </table:table-cell>
          <table:table-cell table:formula="of:=([.G5]+[.I5]+[.H4]+[.H6])/4" office:value-type="float" office:value="81.0453265854536" calcext:value-type="float">
            <text:p>81,0453265854536</text:p>
          </table:table-cell>
          <table:table-cell table:formula="of:=([.H5]+[.J5]+[.I4]+[.I6])/4" office:value-type="float" office:value="79.5123187928752" calcext:value-type="float">
            <text:p>79,5123187928752</text:p>
          </table:table-cell>
          <table:table-cell table:formula="of:=([.I5]+[.K5]+[.J4]+[.J6])/4" office:value-type="float" office:value="78.4139723902923" calcext:value-type="float">
            <text:p>78,4139723902923</text:p>
          </table:table-cell>
          <table:table-cell table:formula="of:=([.J5]+[.L5]+[.K4]+[.K6])/4" office:value-type="float" office:value="77.7112981176234" calcext:value-type="float">
            <text:p>77,7112981176234</text:p>
          </table:table-cell>
          <table:table-cell table:formula="of:=([.K5]+[.M5]+[.L4]+[.L6])/4" office:value-type="float" office:value="77.3676196614175" calcext:value-type="float">
            <text:p>77,3676196614175</text:p>
          </table:table-cell>
          <table:table-cell table:formula="of:=[.L5]" office:value-type="float" office:value="77.3676196614175" calcext:value-type="float">
            <text:p>77,3676196614175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formula="of:=([.B6]+[.D6]+[.C5]+[.C7])/4" office:value-type="float" office:value="94.2450286776466" calcext:value-type="float">
            <text:p>94,2450286776466</text:p>
          </table:table-cell>
          <table:table-cell table:formula="of:=([.C6]+[.E6]+[.D5]+[.D7])/4" office:value-type="float" office:value="88.837299625095" calcext:value-type="float">
            <text:p>88,837299625095</text:p>
          </table:table-cell>
          <table:table-cell table:formula="of:=([.D6]+[.F6]+[.E5]+[.E7])/4" office:value-type="float" office:value="84.0305007230837" calcext:value-type="float">
            <text:p>84,0305007230837</text:p>
          </table:table-cell>
          <table:table-cell table:formula="of:=([.E6]+[.G6]+[.F5]+[.F7])/4" office:value-type="float" office:value="79.9494253971132" calcext:value-type="float">
            <text:p>79,9494253971132</text:p>
          </table:table-cell>
          <table:table-cell table:formula="of:=([.F6]+[.H6]+[.G5]+[.G7])/4" office:value-type="float" office:value="76.6217882517204" calcext:value-type="float">
            <text:p>76,6217882517204</text:p>
          </table:table-cell>
          <table:table-cell table:formula="of:=([.G6]+[.I6]+[.H5]+[.H7])/4" office:value-type="float" office:value="74.0060607766672" calcext:value-type="float">
            <text:p>74,0060607766672</text:p>
          </table:table-cell>
          <table:table-cell table:formula="of:=([.H6]+[.J6]+[.I5]+[.I7])/4" office:value-type="float" office:value="72.0285663254512" calcext:value-type="float">
            <text:p>72,0285663254512</text:p>
          </table:table-cell>
          <table:table-cell table:formula="of:=([.I6]+[.K6]+[.J5]+[.J7])/4" office:value-type="float" office:value="70.6089447041204" calcext:value-type="float">
            <text:p>70,6089447041204</text:p>
          </table:table-cell>
          <table:table-cell table:formula="of:=([.J6]+[.L6]+[.K5]+[.K7])/4" office:value-type="float" office:value="69.7217634856037" calcext:value-type="float">
            <text:p>69,7217634856037</text:p>
          </table:table-cell>
          <table:table-cell table:formula="of:=([.K6]+[.M6]+[.L5]+[.L7])/4" office:value-type="float" office:value="69.2841361702289" calcext:value-type="float">
            <text:p>69,2841361702289</text:p>
          </table:table-cell>
          <table:table-cell table:formula="of:=[.L6]" office:value-type="float" office:value="69.2841361702289" calcext:value-type="float">
            <text:p>69,2841361702289</text:p>
          </table:table-cell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([.B7]+[.D7]+[.C6]+[.C8])/4" office:value-type="float" office:value="92.2216527587405" calcext:value-type="float">
            <text:p>92,2216527587405</text:p>
          </table:table-cell>
          <table:table-cell table:formula="of:=([.C7]+[.E7]+[.D6]+[.D8])/4" office:value-type="float" office:value="85.0198432940531" calcext:value-type="float">
            <text:p>85,0198432940531</text:p>
          </table:table-cell>
          <table:table-cell table:formula="of:=([.D7]+[.F7]+[.E6]+[.E8])/4" office:value-type="float" office:value="78.7662509433826" calcext:value-type="float">
            <text:p>78,7662509433826</text:p>
          </table:table-cell>
          <table:table-cell table:formula="of:=([.E7]+[.G7]+[.F6]+[.F8])/4" office:value-type="float" office:value="73.5975468762576" calcext:value-type="float">
            <text:p>73,5975468762576</text:p>
          </table:table-cell>
          <table:table-cell table:formula="of:=([.F7]+[.H7]+[.G6]+[.G8])/4" office:value-type="float" office:value="69.4875643523303" calcext:value-type="float">
            <text:p>69,4875643523303</text:p>
          </table:table-cell>
          <table:table-cell table:formula="of:=([.G7]+[.I7]+[.H6]+[.H8])/4" office:value-type="float" office:value="66.3280889690367" calcext:value-type="float">
            <text:p>66,3280889690367</text:p>
          </table:table-cell>
          <table:table-cell table:formula="of:=([.H7]+[.J7]+[.I6]+[.I8])/4" office:value-type="float" office:value="63.9842834060814" calcext:value-type="float">
            <text:p>63,9842834060814</text:p>
          </table:table-cell>
          <table:table-cell table:formula="of:=([.I7]+[.K7]+[.J6]+[.J8])/4" office:value-type="float" office:value="62.3324090428075" calcext:value-type="float">
            <text:p>62,3324090428075</text:p>
          </table:table-cell>
          <table:table-cell table:formula="of:=([.J7]+[.L7]+[.K6]+[.K8])/4" office:value-type="float" office:value="61.285423690917" calcext:value-type="float">
            <text:p>61,285423690917</text:p>
          </table:table-cell>
          <table:table-cell table:formula="of:=([.K7]+[.M7]+[.L6]+[.L8])/4" office:value-type="float" office:value="60.7653658945682" calcext:value-type="float">
            <text:p>60,7653658945682</text:p>
          </table:table-cell>
          <table:table-cell table:formula="of:=[.L7]" office:value-type="float" office:value="60.7653658945682" calcext:value-type="float">
            <text:p>60,7653658945682</text:p>
          </table:table-cell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([.B8]+[.D8]+[.C7]+[.C9])/4" office:value-type="float" office:value="89.6204360182242" calcext:value-type="float">
            <text:p>89,6204360182242</text:p>
          </table:table-cell>
          <table:table-cell table:formula="of:=([.C8]+[.E8]+[.D7]+[.D9])/4" office:value-type="float" office:value="80.2534305258386" calcext:value-type="float">
            <text:p>80,2534305258386</text:p>
          </table:table-cell>
          <table:table-cell table:formula="of:=([.D8]+[.F8]+[.E7]+[.E9])/4" office:value-type="float" office:value="72.4161184119262" calcext:value-type="float">
            <text:p>72,4161184119262</text:p>
          </table:table-cell>
          <table:table-cell table:formula="of:=([.E8]+[.G8]+[.F7]+[.F9])/4" office:value-type="float" office:value="66.1855029001364" calcext:value-type="float">
            <text:p>66,1855029001364</text:p>
          </table:table-cell>
          <table:table-cell table:formula="of:=([.F8]+[.H8]+[.G7]+[.G9])/4" office:value-type="float" office:value="61.4023603372997" calcext:value-type="float">
            <text:p>61,4023603372997</text:p>
          </table:table-cell>
          <table:table-cell table:formula="of:=([.G8]+[.I8]+[.H7]+[.H9])/4" office:value-type="float" office:value="57.831891911197" calcext:value-type="float">
            <text:p>57,831891911197</text:p>
          </table:table-cell>
          <table:table-cell table:formula="of:=([.H8]+[.J8]+[.I7]+[.I9])/4" office:value-type="float" office:value="55.2457180150821" calcext:value-type="float">
            <text:p>55,2457180150821</text:p>
          </table:table-cell>
          <table:table-cell table:formula="of:=([.I8]+[.K8]+[.J7]+[.J9])/4" office:value-type="float" office:value="53.4549775431625" calcext:value-type="float">
            <text:p>53,4549775431625</text:p>
          </table:table-cell>
          <table:table-cell table:formula="of:=([.J8]+[.L8]+[.K7]+[.K9])/4" office:value-type="float" office:value="52.329787979107" calcext:value-type="float">
            <text:p>52,329787979107</text:p>
          </table:table-cell>
          <table:table-cell table:formula="of:=([.K8]+[.M8]+[.L7]+[.L9])/4" office:value-type="float" office:value="51.7976341313756" calcext:value-type="float">
            <text:p>51,7976341313756</text:p>
          </table:table-cell>
          <table:table-cell table:formula="of:=[.L8]" office:value-type="float" office:value="51.7976341313756" calcext:value-type="float">
            <text:p>51,7976341313756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([.B9]+[.D9]+[.C8]+[.C10])/4" office:value-type="float" office:value="86.0049450683637" calcext:value-type="float">
            <text:p>86,0049450683637</text:p>
          </table:table-cell>
          <table:table-cell table:formula="of:=([.C9]+[.E9]+[.D8]+[.D10])/4" office:value-type="float" office:value="73.951596381989" calcext:value-type="float">
            <text:p>73,951596381989</text:p>
          </table:table-cell>
          <table:table-cell table:formula="of:=([.D9]+[.F9]+[.E8]+[.E10])/4" office:value-type="float" office:value="64.4561239895287" calcext:value-type="float">
            <text:p>64,4561239895287</text:p>
          </table:table-cell>
          <table:table-cell table:formula="of:=([.E9]+[.G9]+[.F8]+[.F10])/4" office:value-type="float" office:value="57.3234034219663" calcext:value-type="float">
            <text:p>57,3234034219663</text:p>
          </table:table-cell>
          <table:table-cell table:formula="of:=([.F9]+[.H9]+[.G8]+[.G10])/4" office:value-type="float" office:value="52.1038424289914" calcext:value-type="float">
            <text:p>52,1038424289914</text:p>
          </table:table-cell>
          <table:table-cell table:formula="of:=([.G9]+[.I9]+[.H8]+[.H10])/4" office:value-type="float" office:value="48.3500417742071" calcext:value-type="float">
            <text:p>48,3500417742071</text:p>
          </table:table-cell>
          <table:table-cell table:formula="of:=([.H9]+[.J9]+[.I8]+[.I10])/4" office:value-type="float" office:value="45.7036498659455" calcext:value-type="float">
            <text:p>45,7036498659455</text:p>
          </table:table-cell>
          <table:table-cell table:formula="of:=([.I9]+[.K9]+[.J8]+[.J10])/4" office:value-type="float" office:value="43.9234566638064" calcext:value-type="float">
            <text:p>43,9234566638064</text:p>
          </table:table-cell>
          <table:table-cell table:formula="of:=([.J9]+[.L9]+[.K8]+[.K10])/4" office:value-type="float" office:value="42.8242142060629" calcext:value-type="float">
            <text:p>42,8242142060629</text:p>
          </table:table-cell>
          <table:table-cell table:formula="of:=([.K9]+[.M9]+[.L8]+[.L10])/4" office:value-type="float" office:value="42.302309403574" calcext:value-type="float">
            <text:p>42,302309403574</text:p>
          </table:table-cell>
          <table:table-cell table:formula="of:=[.L9]" office:value-type="float" office:value="42.302309403574" calcext:value-type="float">
            <text:p>42,302309403574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([.B10]+[.D10]+[.C9]+[.C11])/4" office:value-type="float" office:value="80.4462333791245" calcext:value-type="float">
            <text:p>80,4462333791245</text:p>
          </table:table-cell>
          <table:table-cell table:formula="of:=([.C10]+[.E10]+[.D9]+[.D11])/4" office:value-type="float" office:value="65.0918859442251" calcext:value-type="float">
            <text:p>65,0918859442251</text:p>
          </table:table-cell>
          <table:table-cell table:formula="of:=([.D10]+[.F10]+[.E9]+[.E11])/4" office:value-type="float" office:value="54.129139698034" calcext:value-type="float">
            <text:p>54,129139698034</text:p>
          </table:table-cell>
          <table:table-cell table:formula="of:=([.E10]+[.G10]+[.F9]+[.F11])/4" office:value-type="float" office:value="46.5472214797022" calcext:value-type="float">
            <text:p>46,5472214797022</text:p>
          </table:table-cell>
          <table:table-cell table:formula="of:=([.F10]+[.H10]+[.G9]+[.G11])/4" office:value-type="float" office:value="41.3374304048535" calcext:value-type="float">
            <text:p>41,3374304048535</text:p>
          </table:table-cell>
          <table:table-cell table:formula="of:=([.G10]+[.I10]+[.H9]+[.H11])/4" office:value-type="float" office:value="37.7571650509486" calcext:value-type="float">
            <text:p>37,7571650509486</text:p>
          </table:table-cell>
          <table:table-cell table:formula="of:=([.H10]+[.J10]+[.I9]+[.I11])/4" office:value-type="float" office:value="35.309761775195" calcext:value-type="float">
            <text:p>35,309761775195</text:p>
          </table:table-cell>
          <table:table-cell table:formula="of:=([.I10]+[.K10]+[.J9]+[.J11])/4" office:value-type="float" office:value="33.7157329089743" calcext:value-type="float">
            <text:p>33,7157329089743</text:p>
          </table:table-cell>
          <table:table-cell table:formula="of:=([.J10]+[.L10]+[.K9]+[.K11])/4" office:value-type="float" office:value="32.7452870831056" calcext:value-type="float">
            <text:p>32,7452870831056</text:p>
          </table:table-cell>
          <table:table-cell table:formula="of:=([.K10]+[.M10]+[.L9]+[.L11])/4" office:value-type="float" office:value="32.2865971119566" calcext:value-type="float">
            <text:p>32,2865971119566</text:p>
          </table:table-cell>
          <table:table-cell table:formula="of:=[.L10]" office:value-type="float" office:value="32.2865971119566" calcext:value-type="float">
            <text:p>32,2865971119566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([.B11]+[.D11]+[.C10]+[.C12])/4" office:value-type="float" office:value="70.6863168701384" calcext:value-type="float">
            <text:p>70,6863168701384</text:p>
          </table:table-cell>
          <table:table-cell table:formula="of:=([.C11]+[.E11]+[.D10]+[.D12])/4" office:value-type="float" office:value="51.837722929882" calcext:value-type="float">
            <text:p>51,837722929882</text:p>
          </table:table-cell>
          <table:table-cell table:formula="of:=([.D11]+[.F11]+[.E10]+[.E12])/4" office:value-type="float" office:value="40.4184175399458" calcext:value-type="float">
            <text:p>40,4184175399458</text:p>
          </table:table-cell>
          <table:table-cell table:formula="of:=([.E11]+[.G11]+[.F10]+[.F12])/4" office:value-type="float" office:value="33.3937640780826" calcext:value-type="float">
            <text:p>33,3937640780826</text:p>
          </table:table-cell>
          <table:table-cell table:formula="of:=([.F11]+[.H11]+[.G10]+[.G12])/4" office:value-type="float" office:value="28.9356317655083" calcext:value-type="float">
            <text:p>28,9356317655083</text:p>
          </table:table-cell>
          <table:table-cell table:formula="of:=([.G11]+[.I11]+[.H10]+[.H12])/4" office:value-type="float" office:value="26.0288419093984" calcext:value-type="float">
            <text:p>26,0288419093984</text:p>
          </table:table-cell>
          <table:table-cell table:formula="of:=([.H11]+[.J11]+[.I10]+[.I12])/4" office:value-type="float" office:value="24.1078569914654" calcext:value-type="float">
            <text:p>24,1078569914654</text:p>
          </table:table-cell>
          <table:table-cell table:formula="of:=([.I11]+[.K11]+[.J10]+[.J12])/4" office:value-type="float" office:value="22.8891603543852" calcext:value-type="float">
            <text:p>22,8891603543852</text:p>
          </table:table-cell>
          <table:table-cell table:formula="of:=([.J11]+[.L11]+[.K10]+[.K12])/4" office:value-type="float" office:value="22.1574304327322" calcext:value-type="float">
            <text:p>22,1574304327322</text:p>
          </table:table-cell>
          <table:table-cell table:formula="of:=([.K11]+[.M11]+[.L10]+[.L12])/4" office:value-type="float" office:value="21.813706715265" calcext:value-type="float">
            <text:p>21,813706715265</text:p>
          </table:table-cell>
          <table:table-cell table:formula="of:=[.L11]" office:value-type="float" office:value="21.813706715265" calcext:value-type="float">
            <text:p>21,813706715265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B12]+[.D12]+[.C11]+[.C13])/4" office:value-type="float" office:value="50.4605103486425" calcext:value-type="float">
            <text:p>50,4605103486425</text:p>
          </table:table-cell>
          <table:table-cell table:formula="of:=([.C12]+[.E12]+[.D11]+[.D13])/4" office:value-type="float" office:value="31.1527465386577" calcext:value-type="float">
            <text:p>31,1527465386577</text:p>
          </table:table-cell>
          <table:table-cell table:formula="of:=([.D12]+[.F12]+[.E11]+[.E13])/4" office:value-type="float" office:value="22.3111857470787" calcext:value-type="float">
            <text:p>22,3111857470787</text:p>
          </table:table-cell>
          <table:table-cell table:formula="of:=([.E12]+[.G12]+[.F11]+[.F13])/4" office:value-type="float" office:value="17.6718433126204" calcext:value-type="float">
            <text:p>17,6718433126204</text:p>
          </table:table-cell>
          <table:table-cell table:formula="of:=([.F12]+[.H12]+[.G11]+[.G13])/4" office:value-type="float" office:value="14.9805787534428" calcext:value-type="float">
            <text:p>14,9805787534428</text:p>
          </table:table-cell>
          <table:table-cell table:formula="of:=([.G12]+[.I12]+[.H11]+[.H13])/4" office:value-type="float" office:value="13.3132065356213" calcext:value-type="float">
            <text:p>13,3132065356213</text:p>
          </table:table-cell>
          <table:table-cell table:formula="of:=([.H12]+[.J12]+[.I11]+[.I13])/4" office:value-type="float" office:value="12.2427559595287" calcext:value-type="float">
            <text:p>12,2427559595287</text:p>
          </table:table-cell>
          <table:table-cell table:formula="of:=([.I12]+[.K12]+[.J11]+[.J13])/4" office:value-type="float" office:value="11.577267626728" calcext:value-type="float">
            <text:p>11,577267626728</text:p>
          </table:table-cell>
          <table:table-cell table:formula="of:=([.J12]+[.L12]+[.K11]+[.K13])/4" office:value-type="float" office:value="11.1822289188406" calcext:value-type="float">
            <text:p>11,1822289188406</text:p>
          </table:table-cell>
          <table:table-cell table:formula="of:=([.K12]+[.M12]+[.L11]+[.L13])/4" office:value-type="float" office:value="10.9977539417738" calcext:value-type="float">
            <text:p>10,9977539417738</text:p>
          </table:table-cell>
          <table:table-cell table:formula="of:=[.L12]" office:value-type="float" office:value="10.9977539417738" calcext:value-type="float">
            <text:p>10,9977539417738</text:p>
          </table:table-cell>
          <table:table-cell table:number-columns-repeated="1637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7T12:17:48.628000000</meta:creation-date>
    <dc:date>2023-03-07T13:08:11.988000000</dc:date>
    <meta:editing-duration>PT50M23S</meta:editing-duration>
    <meta:editing-cycles>2</meta:editing-cycles>
    <meta:generator>LibreOffice/7.4.1.2$Windows_X86_64 LibreOffice_project/3c58a8f3a960df8bc8fd77b461821e42c061c5f0</meta:generator>
    <meta:document-statistic meta:table-count="1" meta:cell-count="165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area" chart:style-name="ch1">
        <chart:legend chart:legend-position="end" svg:x="13.485cm" svg:y="1.215cm" style:legend-expansion="high" chart:style-name="ch2"/>
        <chart:plot-area chart:style-name="ch3" table:cell-range-address="Лист1.A1:Лист1.M14" chart:data-source-has-labels="row" svg:x="0.319cm" svg:y="0.18cm" svg:width="12.847cm" svg:height="8.6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338cm" svg:y="0.18cm" svg:width="11.8cm" svg:height="7.9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Лист1.A2:Лист1.A14" chart:label-cell-address="Лист1.A1:Лист1.A1" chart:class="chart:area">
            <chart:data-point chart:repeated="13"/>
          </chart:series>
          <chart:series chart:style-name="ch7" chart:values-cell-range-address="Лист1.B2:Лист1.B14" chart:label-cell-address="Лист1.B1:Лист1.B1" chart:class="chart:area">
            <chart:data-point chart:repeated="13"/>
          </chart:series>
          <chart:series chart:style-name="ch8" chart:values-cell-range-address="Лист1.C2:Лист1.C14" chart:label-cell-address="Лист1.C1:Лист1.C1" chart:class="chart:area">
            <chart:data-point chart:repeated="13"/>
          </chart:series>
          <chart:series chart:style-name="ch9" chart:values-cell-range-address="Лист1.D2:Лист1.D14" chart:label-cell-address="Лист1.D1:Лист1.D1" chart:class="chart:area">
            <chart:data-point chart:repeated="13"/>
          </chart:series>
          <chart:series chart:style-name="ch10" chart:values-cell-range-address="Лист1.E2:Лист1.E14" chart:label-cell-address="Лист1.E1:Лист1.E1" chart:class="chart:area">
            <chart:data-point chart:repeated="13"/>
          </chart:series>
          <chart:series chart:style-name="ch11" chart:values-cell-range-address="Лист1.F2:Лист1.F14" chart:label-cell-address="Лист1.F1:Лист1.F1" chart:class="chart:area">
            <chart:data-point chart:repeated="13"/>
          </chart:series>
          <chart:series chart:style-name="ch12" chart:values-cell-range-address="Лист1.G2:Лист1.G14" chart:label-cell-address="Лист1.G1:Лист1.G1" chart:class="chart:area">
            <chart:data-point chart:repeated="13"/>
          </chart:series>
          <chart:series chart:style-name="ch13" chart:values-cell-range-address="Лист1.H2:Лист1.H14" chart:label-cell-address="Лист1.H1:Лист1.H1" chart:class="chart:area">
            <chart:data-point chart:repeated="13"/>
          </chart:series>
          <chart:series chart:style-name="ch14" chart:values-cell-range-address="Лист1.I2:Лист1.I14" chart:label-cell-address="Лист1.I1:Лист1.I1" chart:class="chart:area">
            <chart:data-point chart:repeated="13"/>
          </chart:series>
          <chart:series chart:style-name="ch15" chart:values-cell-range-address="Лист1.J2:Лист1.J14" chart:label-cell-address="Лист1.J1:Лист1.J1" chart:class="chart:area">
            <chart:data-point chart:repeated="13"/>
          </chart:series>
          <chart:series chart:style-name="ch16" chart:values-cell-range-address="Лист1.K2:Лист1.K14" chart:label-cell-address="Лист1.K1:Лист1.K1" chart:class="chart:area">
            <chart:data-point chart:repeated="13"/>
          </chart:series>
          <chart:series chart:style-name="ch17" chart:values-cell-range-address="Лист1.L2:Лист1.L14" chart:label-cell-address="Лист1.L1:Лист1.L1" chart:class="chart:area">
            <chart:data-point chart:repeated="13"/>
          </chart:series>
          <chart:series chart:style-name="ch6" chart:values-cell-range-address="Лист1.M2:Лист1.M14" chart:label-cell-address="Лист1.M1:Лист1.M1" chart:class="chart:area"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1.A1:Лист1.A1</svg:desc>
                </draw:g>
              </table:table-cell>
              <table:table-cell office:value-type="string">
                <text:p>Y</text:p>
                <draw:g>
                  <svg:desc>Лист1.B1:Лист1.B1</svg:desc>
                </draw:g>
              </table:table-cell>
              <table:table-cell office:value-type="string">
                <text:p/>
                <draw:g>
                  <svg:desc>Лист1.C1:Лист1.C1</svg:desc>
                </draw:g>
              </table:table-cell>
              <table:table-cell office:value-type="string">
                <text:p/>
                <draw:g>
                  <svg:desc>Лист1.D1:Лист1.D1</svg:desc>
                </draw:g>
              </table:table-cell>
              <table:table-cell office:value-type="string">
                <text:p/>
                <draw:g>
                  <svg:desc>Лист1.E1:Лист1.E1</svg:desc>
                </draw:g>
              </table:table-cell>
              <table:table-cell office:value-type="string">
                <text:p/>
                <draw:g>
                  <svg:desc>Лист1.F1:Лист1.F1</svg:desc>
                </draw:g>
              </table:table-cell>
              <table:table-cell office:value-type="string">
                <text:p/>
                <draw:g>
                  <svg:desc>Лист1.G1:Лист1.G1</svg:desc>
                </draw:g>
              </table:table-cell>
              <table:table-cell office:value-type="string">
                <text:p/>
                <draw:g>
                  <svg:desc>Лист1.H1:Лист1.H1</svg:desc>
                </draw:g>
              </table:table-cell>
              <table:table-cell office:value-type="string">
                <text:p/>
                <draw:g>
                  <svg:desc>Лист1.I1:Лист1.I1</svg:desc>
                </draw:g>
              </table:table-cell>
              <table:table-cell office:value-type="string">
                <text:p/>
                <draw:g>
                  <svg:desc>Лист1.J1:Лист1.J1</svg:desc>
                </draw:g>
              </table:table-cell>
              <table:table-cell office:value-type="string">
                <text:p/>
                <draw:g>
                  <svg:desc>Лист1.K1:Лист1.K1</svg:desc>
                </draw:g>
              </table:table-cell>
              <table:table-cell office:value-type="string">
                <text:p/>
                <draw:g>
                  <svg:desc>Лист1.L1:Лист1.L1</svg:desc>
                </draw:g>
              </table:table-cell>
              <table:table-cell office:value-type="string">
                <text:p/>
                <draw:g>
                  <svg:desc>Лист1.M1:Лист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Лист1.A2:Лист1.A14</svg:desc>
                </draw:g>
              </table:table-cell>
              <table:table-cell office:value-type="float" office:value="NaN">
                <text:p>NaN</text:p>
                <draw:g>
                  <svg:desc>Лист1.B2:Лист1.B14</svg:desc>
                </draw:g>
              </table:table-cell>
              <table:table-cell office:value-type="float" office:value="100">
                <text:p>100</text:p>
                <draw:g>
                  <svg:desc>Лист1.C2:Лист1.C14</svg:desc>
                </draw:g>
              </table:table-cell>
              <table:table-cell office:value-type="float" office:value="100">
                <text:p>100</text:p>
                <draw:g>
                  <svg:desc>Лист1.D2:Лист1.D14</svg:desc>
                </draw:g>
              </table:table-cell>
              <table:table-cell office:value-type="float" office:value="100">
                <text:p>100</text:p>
                <draw:g>
                  <svg:desc>Лист1.E2:Лист1.E14</svg:desc>
                </draw:g>
              </table:table-cell>
              <table:table-cell office:value-type="float" office:value="100">
                <text:p>100</text:p>
                <draw:g>
                  <svg:desc>Лист1.F2:Лист1.F14</svg:desc>
                </draw:g>
              </table:table-cell>
              <table:table-cell office:value-type="float" office:value="100">
                <text:p>100</text:p>
                <draw:g>
                  <svg:desc>Лист1.G2:Лист1.G14</svg:desc>
                </draw:g>
              </table:table-cell>
              <table:table-cell office:value-type="float" office:value="100">
                <text:p>100</text:p>
                <draw:g>
                  <svg:desc>Лист1.H2:Лист1.H14</svg:desc>
                </draw:g>
              </table:table-cell>
              <table:table-cell office:value-type="float" office:value="100">
                <text:p>100</text:p>
                <draw:g>
                  <svg:desc>Лист1.I2:Лист1.I14</svg:desc>
                </draw:g>
              </table:table-cell>
              <table:table-cell office:value-type="float" office:value="100">
                <text:p>100</text:p>
                <draw:g>
                  <svg:desc>Лист1.J2:Лист1.J14</svg:desc>
                </draw:g>
              </table:table-cell>
              <table:table-cell office:value-type="float" office:value="100">
                <text:p>100</text:p>
                <draw:g>
                  <svg:desc>Лист1.K2:Лист1.K14</svg:desc>
                </draw:g>
              </table:table-cell>
              <table:table-cell office:value-type="float" office:value="100">
                <text:p>100</text:p>
                <draw:g>
                  <svg:desc>Лист1.L2:Лист1.L14</svg:desc>
                </draw:g>
              </table:table-cell>
              <table:table-cell office:value-type="float" office:value="NaN">
                <text:p>NaN</text:p>
                <draw:g>
                  <svg:desc>Лист1.M2:Лист1.M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98.7191486305546">
                <text:p>98.7191486305546</text:p>
              </table:table-cell>
              <table:table-cell office:value-type="float" office:value="97.4951341054246">
                <text:p>97.4951341054246</text:p>
              </table:table-cell>
              <table:table-cell office:value-type="float" office:value="96.3752048741029">
                <text:p>96.3752048741029</text:p>
              </table:table-cell>
              <table:table-cell office:value-type="float" office:value="95.3914228892986">
                <text:p>95.3914228892986</text:p>
              </table:table-cell>
              <table:table-cell office:value-type="float" office:value="94.559986852073">
                <text:p>94.559986852073</text:p>
              </table:table-cell>
              <table:table-cell office:value-type="float" office:value="93.8837126658223">
                <text:p>93.8837126658223</text:p>
              </table:table-cell>
              <table:table-cell office:value-type="float" office:value="93.3570280279488">
                <text:p>93.3570280279488</text:p>
              </table:table-cell>
              <table:table-cell office:value-type="float" office:value="92.9780653997561">
                <text:p>92.9780653997561</text:p>
              </table:table-cell>
              <table:table-cell office:value-type="float" office:value="92.7329703171907">
                <text:p>92.7329703171907</text:p>
              </table:table-cell>
              <table:table-cell office:value-type="float" office:value="92.6131742889579">
                <text:p>92.6131742889579</text:p>
              </table:table-cell>
              <table:table-cell office:value-type="float" office:value="92.6131742889579">
                <text:p>92.6131742889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97.3814604167939">
                <text:p>97.3814604167939</text:p>
              </table:table-cell>
              <table:table-cell office:value-type="float" office:value="94.8857597263417">
                <text:p>94.8857597263417</text:p>
              </table:table-cell>
              <table:table-cell office:value-type="float" office:value="92.6134565553977">
                <text:p>92.6134565553977</text:p>
              </table:table-cell>
              <table:table-cell office:value-type="float" office:value="90.6290070935913">
                <text:p>90.6290070935913</text:p>
              </table:table-cell>
              <table:table-cell office:value-type="float" office:value="88.9625256315171">
                <text:p>88.9625256315171</text:p>
              </table:table-cell>
              <table:table-cell office:value-type="float" office:value="87.6164417315285">
                <text:p>87.6164417315285</text:p>
              </table:table-cell>
              <table:table-cell office:value-type="float" office:value="86.5738798192869">
                <text:p>86.5738798192869</text:p>
              </table:table-cell>
              <table:table-cell office:value-type="float" office:value="85.8265748891351">
                <text:p>85.8265748891351</text:p>
              </table:table-cell>
              <table:table-cell office:value-type="float" office:value="85.344166261451">
                <text:p>85.344166261451</text:p>
              </table:table-cell>
              <table:table-cell office:value-type="float" office:value="85.1079049239625">
                <text:p>85.1079049239625</text:p>
              </table:table-cell>
              <table:table-cell office:value-type="float" office:value="85.1079049239625">
                <text:p>85.1079049239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95.9196920707752">
                <text:p>95.9196920707752</text:p>
              </table:table-cell>
              <table:table-cell office:value-type="float" office:value="92.0513923721542">
                <text:p>92.0513923721542</text:p>
              </table:table-cell>
              <table:table-cell office:value-type="float" office:value="88.5612824224393">
                <text:p>88.5612824224393</text:p>
              </table:table-cell>
              <table:table-cell office:value-type="float" office:value="85.5462964793859">
                <text:p>85.5462964793859</text:p>
              </table:table-cell>
              <table:table-cell office:value-type="float" office:value="83.044102480771">
                <text:p>83.044102480771</text:p>
              </table:table-cell>
              <table:table-cell office:value-type="float" office:value="81.0453265854536">
                <text:p>81.0453265854536</text:p>
              </table:table-cell>
              <table:table-cell office:value-type="float" office:value="79.5123187928752">
                <text:p>79.5123187928752</text:p>
              </table:table-cell>
              <table:table-cell office:value-type="float" office:value="78.4139723902923">
                <text:p>78.4139723902923</text:p>
              </table:table-cell>
              <table:table-cell office:value-type="float" office:value="77.7112981176234">
                <text:p>77.7112981176234</text:p>
              </table:table-cell>
              <table:table-cell office:value-type="float" office:value="77.3676196614175">
                <text:p>77.3676196614175</text:p>
              </table:table-cell>
              <table:table-cell office:value-type="float" office:value="77.3676196614175">
                <text:p>77.3676196614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94.2450286776466">
                <text:p>94.2450286776466</text:p>
              </table:table-cell>
              <table:table-cell office:value-type="float" office:value="88.837299625095">
                <text:p>88.837299625095</text:p>
              </table:table-cell>
              <table:table-cell office:value-type="float" office:value="84.0305007230837">
                <text:p>84.0305007230837</text:p>
              </table:table-cell>
              <table:table-cell office:value-type="float" office:value="79.9494253971132">
                <text:p>79.9494253971132</text:p>
              </table:table-cell>
              <table:table-cell office:value-type="float" office:value="76.6217882517204">
                <text:p>76.6217882517204</text:p>
              </table:table-cell>
              <table:table-cell office:value-type="float" office:value="74.0060607766672">
                <text:p>74.0060607766672</text:p>
              </table:table-cell>
              <table:table-cell office:value-type="float" office:value="72.0285663254512">
                <text:p>72.0285663254512</text:p>
              </table:table-cell>
              <table:table-cell office:value-type="float" office:value="70.6089447041204">
                <text:p>70.6089447041204</text:p>
              </table:table-cell>
              <table:table-cell office:value-type="float" office:value="69.7217634856037">
                <text:p>69.7217634856037</text:p>
              </table:table-cell>
              <table:table-cell office:value-type="float" office:value="69.2841361702289">
                <text:p>69.2841361702289</text:p>
              </table:table-cell>
              <table:table-cell office:value-type="float" office:value="69.2841361702289">
                <text:p>69.2841361702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2.2216527587405">
                <text:p>92.2216527587405</text:p>
              </table:table-cell>
              <table:table-cell office:value-type="float" office:value="85.0198432940531">
                <text:p>85.0198432940531</text:p>
              </table:table-cell>
              <table:table-cell office:value-type="float" office:value="78.7662509433826">
                <text:p>78.7662509433826</text:p>
              </table:table-cell>
              <table:table-cell office:value-type="float" office:value="73.5975468762576">
                <text:p>73.5975468762576</text:p>
              </table:table-cell>
              <table:table-cell office:value-type="float" office:value="69.4875643523303">
                <text:p>69.4875643523303</text:p>
              </table:table-cell>
              <table:table-cell office:value-type="float" office:value="66.3280889690367">
                <text:p>66.3280889690367</text:p>
              </table:table-cell>
              <table:table-cell office:value-type="float" office:value="63.9842834060814">
                <text:p>63.9842834060814</text:p>
              </table:table-cell>
              <table:table-cell office:value-type="float" office:value="62.3324090428075">
                <text:p>62.3324090428075</text:p>
              </table:table-cell>
              <table:table-cell office:value-type="float" office:value="61.285423690917">
                <text:p>61.285423690917</text:p>
              </table:table-cell>
              <table:table-cell office:value-type="float" office:value="60.7653658945682">
                <text:p>60.7653658945682</text:p>
              </table:table-cell>
              <table:table-cell office:value-type="float" office:value="60.7653658945682">
                <text:p>60.7653658945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89.6204360182242">
                <text:p>89.6204360182242</text:p>
              </table:table-cell>
              <table:table-cell office:value-type="float" office:value="80.2534305258386">
                <text:p>80.2534305258386</text:p>
              </table:table-cell>
              <table:table-cell office:value-type="float" office:value="72.4161184119262">
                <text:p>72.4161184119262</text:p>
              </table:table-cell>
              <table:table-cell office:value-type="float" office:value="66.1855029001364">
                <text:p>66.1855029001364</text:p>
              </table:table-cell>
              <table:table-cell office:value-type="float" office:value="61.4023603372997">
                <text:p>61.4023603372997</text:p>
              </table:table-cell>
              <table:table-cell office:value-type="float" office:value="57.831891911197">
                <text:p>57.831891911197</text:p>
              </table:table-cell>
              <table:table-cell office:value-type="float" office:value="55.2457180150821">
                <text:p>55.2457180150821</text:p>
              </table:table-cell>
              <table:table-cell office:value-type="float" office:value="53.4549775431625">
                <text:p>53.4549775431625</text:p>
              </table:table-cell>
              <table:table-cell office:value-type="float" office:value="52.329787979107">
                <text:p>52.329787979107</text:p>
              </table:table-cell>
              <table:table-cell office:value-type="float" office:value="51.7976341313756">
                <text:p>51.7976341313756</text:p>
              </table:table-cell>
              <table:table-cell office:value-type="float" office:value="51.7976341313756">
                <text:p>51.7976341313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86.0049450683637">
                <text:p>86.0049450683637</text:p>
              </table:table-cell>
              <table:table-cell office:value-type="float" office:value="73.951596381989">
                <text:p>73.951596381989</text:p>
              </table:table-cell>
              <table:table-cell office:value-type="float" office:value="64.4561239895287">
                <text:p>64.4561239895287</text:p>
              </table:table-cell>
              <table:table-cell office:value-type="float" office:value="57.3234034219663">
                <text:p>57.3234034219663</text:p>
              </table:table-cell>
              <table:table-cell office:value-type="float" office:value="52.1038424289914">
                <text:p>52.1038424289914</text:p>
              </table:table-cell>
              <table:table-cell office:value-type="float" office:value="48.3500417742071">
                <text:p>48.3500417742071</text:p>
              </table:table-cell>
              <table:table-cell office:value-type="float" office:value="45.7036498659455">
                <text:p>45.7036498659455</text:p>
              </table:table-cell>
              <table:table-cell office:value-type="float" office:value="43.9234566638064">
                <text:p>43.9234566638064</text:p>
              </table:table-cell>
              <table:table-cell office:value-type="float" office:value="42.8242142060629">
                <text:p>42.8242142060629</text:p>
              </table:table-cell>
              <table:table-cell office:value-type="float" office:value="42.302309403574">
                <text:p>42.302309403574</text:p>
              </table:table-cell>
              <table:table-cell office:value-type="float" office:value="42.302309403574">
                <text:p>42.302309403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80.4462333791245">
                <text:p>80.4462333791245</text:p>
              </table:table-cell>
              <table:table-cell office:value-type="float" office:value="65.0918859442251">
                <text:p>65.0918859442251</text:p>
              </table:table-cell>
              <table:table-cell office:value-type="float" office:value="54.129139698034">
                <text:p>54.129139698034</text:p>
              </table:table-cell>
              <table:table-cell office:value-type="float" office:value="46.5472214797022">
                <text:p>46.5472214797022</text:p>
              </table:table-cell>
              <table:table-cell office:value-type="float" office:value="41.3374304048535">
                <text:p>41.3374304048535</text:p>
              </table:table-cell>
              <table:table-cell office:value-type="float" office:value="37.7571650509486">
                <text:p>37.7571650509486</text:p>
              </table:table-cell>
              <table:table-cell office:value-type="float" office:value="35.309761775195">
                <text:p>35.309761775195</text:p>
              </table:table-cell>
              <table:table-cell office:value-type="float" office:value="33.7157329089743">
                <text:p>33.7157329089743</text:p>
              </table:table-cell>
              <table:table-cell office:value-type="float" office:value="32.7452870831056">
                <text:p>32.7452870831056</text:p>
              </table:table-cell>
              <table:table-cell office:value-type="float" office:value="32.2865971119566">
                <text:p>32.2865971119566</text:p>
              </table:table-cell>
              <table:table-cell office:value-type="float" office:value="32.2865971119566">
                <text:p>32.28659711195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70.6863168701384">
                <text:p>70.6863168701384</text:p>
              </table:table-cell>
              <table:table-cell office:value-type="float" office:value="51.837722929882">
                <text:p>51.837722929882</text:p>
              </table:table-cell>
              <table:table-cell office:value-type="float" office:value="40.4184175399458">
                <text:p>40.4184175399458</text:p>
              </table:table-cell>
              <table:table-cell office:value-type="float" office:value="33.3937640780826">
                <text:p>33.3937640780826</text:p>
              </table:table-cell>
              <table:table-cell office:value-type="float" office:value="28.9356317655083">
                <text:p>28.9356317655083</text:p>
              </table:table-cell>
              <table:table-cell office:value-type="float" office:value="26.0288419093984">
                <text:p>26.0288419093984</text:p>
              </table:table-cell>
              <table:table-cell office:value-type="float" office:value="24.1078569914654">
                <text:p>24.1078569914654</text:p>
              </table:table-cell>
              <table:table-cell office:value-type="float" office:value="22.8891603543852">
                <text:p>22.8891603543852</text:p>
              </table:table-cell>
              <table:table-cell office:value-type="float" office:value="22.1574304327322">
                <text:p>22.1574304327322</text:p>
              </table:table-cell>
              <table:table-cell office:value-type="float" office:value="21.813706715265">
                <text:p>21.813706715265</text:p>
              </table:table-cell>
              <table:table-cell office:value-type="float" office:value="21.813706715265">
                <text:p>21.8137067152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50.4605103486425">
                <text:p>50.4605103486425</text:p>
              </table:table-cell>
              <table:table-cell office:value-type="float" office:value="31.1527465386577">
                <text:p>31.1527465386577</text:p>
              </table:table-cell>
              <table:table-cell office:value-type="float" office:value="22.3111857470787">
                <text:p>22.3111857470787</text:p>
              </table:table-cell>
              <table:table-cell office:value-type="float" office:value="17.6718433126204">
                <text:p>17.6718433126204</text:p>
              </table:table-cell>
              <table:table-cell office:value-type="float" office:value="14.9805787534428">
                <text:p>14.9805787534428</text:p>
              </table:table-cell>
              <table:table-cell office:value-type="float" office:value="13.3132065356213">
                <text:p>13.3132065356213</text:p>
              </table:table-cell>
              <table:table-cell office:value-type="float" office:value="12.2427559595287">
                <text:p>12.2427559595287</text:p>
              </table:table-cell>
              <table:table-cell office:value-type="float" office:value="11.577267626728">
                <text:p>11.577267626728</text:p>
              </table:table-cell>
              <table:table-cell office:value-type="float" office:value="11.1822289188406">
                <text:p>11.1822289188406</text:p>
              </table:table-cell>
              <table:table-cell office:value-type="float" office:value="10.9977539417738">
                <text:p>10.9977539417738</text:p>
              </table:table-cell>
              <table:table-cell office:value-type="float" office:value="10.9977539417738">
                <text:p>10.9977539417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